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justify" style:justify-single-word="false"/>
      <style:text-properties officeooo:paragraph-rsid="0012006c"/>
    </style:style>
    <style:style style:name="P3" style:family="paragraph" style:parent-style-name="Standard">
      <style:paragraph-properties fo:margin-top="0in" fo:margin-bottom="0in" loext:contextual-spacing="false" fo:line-height="100%" fo:text-align="start" style:justify-single-word="false"/>
      <style:text-properties officeooo:paragraph-rsid="0012006c"/>
    </style:style>
    <style:style style:name="P4" style:family="paragraph" style:parent-style-name="Standard">
      <style:paragraph-properties fo:margin-top="0in" fo:margin-bottom="0in" loext:contextual-spacing="false" fo:line-height="100%" fo:text-align="justify" style:justify-single-word="false"/>
      <style:text-properties fo:font-size="10pt" fo:language="es" fo:country="CO" style:font-size-asian="10pt" style:font-size-complex="10pt"/>
    </style:style>
    <style:style style:name="P5" style:family="paragraph" style:parent-style-name="Standard">
      <style:paragraph-properties fo:margin-top="0in" fo:margin-bottom="0in" loext:contextual-spacing="false" fo:line-height="100%" fo:text-align="justify" style:justify-single-word="false"/>
      <style:text-properties fo:font-size="10pt" style:font-size-asian="10pt" style:font-size-complex="10pt"/>
    </style:style>
    <style:style style:name="P6" style:family="paragraph" style:parent-style-name="Standard">
      <style:paragraph-properties fo:margin-top="0in" fo:margin-bottom="0in" loext:contextual-spacing="false" fo:line-height="100%" fo:text-align="justify" style:justify-single-word="false"/>
      <style:text-properties fo:font-size="10pt" officeooo:paragraph-rsid="0012006c" style:font-size-asian="10pt" style:font-size-complex="10pt"/>
    </style:style>
    <style:style style:name="P7" style:family="paragraph" style:parent-style-name="Standard">
      <style:paragraph-properties fo:margin-top="0in" fo:margin-bottom="0in" loext:contextual-spacing="false" fo:text-align="justify" style:justify-single-word="false"/>
      <style:text-properties fo:font-size="10pt" style:font-size-asian="10pt" style:font-size-complex="10pt"/>
    </style:style>
    <style:style style:name="P8" style:family="paragraph" style:parent-style-name="Standard">
      <style:paragraph-properties fo:margin-top="0in" fo:margin-bottom="0in" loext:contextual-spacing="false" fo:line-height="100%" fo:text-align="justify" style:justify-single-word="false"/>
      <style:text-properties fo:font-size="10pt" fo:language="en" fo:country="US" officeooo:paragraph-rsid="0012006c" style:font-size-asian="10pt" style:font-size-complex="10pt"/>
    </style:style>
    <style:style style:name="P9" style:family="paragraph" style:parent-style-name="Standard">
      <style:paragraph-properties fo:margin-top="0in" fo:margin-bottom="0in" loext:contextual-spacing="false"/>
      <style:text-properties style:font-name="Calibri Light" fo:font-size="11pt" fo:language="es" fo:country="CO" fo:font-weight="bold" style:font-size-asian="11pt" style:font-weight-asian="bold" style:font-size-complex="11pt"/>
    </style:style>
    <style:style style:name="P10" style:family="paragraph" style:parent-style-name="Standard">
      <style:paragraph-properties fo:margin-top="0in" fo:margin-bottom="0in" loext:contextual-spacing="false"/>
      <style:text-properties style:font-name="Calibri Light" fo:font-size="11pt" fo:font-weight="bold" style:font-size-asian="11pt" style:font-weight-asian="bold" style:font-size-complex="11pt"/>
    </style:style>
    <style:style style:name="P11" style:family="paragraph" style:parent-style-name="Standard">
      <style:paragraph-properties fo:margin-left="0in" fo:margin-right="0in" fo:text-indent="0in" style:auto-text-indent="false"/>
      <style:text-properties fo:color="#000000" style:font-name="Calibri1" fo:font-size="10pt" fo:language="en" fo:country="US" officeooo:paragraph-rsid="000bf939" style:font-size-asian="10pt" style:font-size-complex="10pt"/>
    </style:style>
    <style:style style:name="P12" style:family="paragraph" style:parent-style-name="Standard">
      <style:paragraph-properties fo:margin-left="0in" fo:margin-right="0in" fo:text-indent="0in" style:auto-text-indent="false"/>
      <style:text-properties fo:font-variant="normal" fo:text-transform="none" fo:color="#000000" style:text-line-through-style="none" style:text-line-through-type="none" style:font-name="Calibri1" fo:font-size="10pt" fo:language="en" fo:country="US" fo:font-style="normal" style:text-underline-style="none" fo:font-weight="normal" officeooo:rsid="000fb90e" officeooo:paragraph-rsid="000fb90e" style:text-blinking="false" fo:background-color="transparent" style:font-size-asian="10pt" style:font-name-complex="Arial"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size="10pt" officeooo:paragraph-rsid="0026db01" style:font-size-asian="10pt"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font-size="10pt" officeooo:paragraph-rsid="0026db01" style:font-size-asian="10pt" style:font-size-complex="10pt"/>
    </style:style>
    <style:style style:name="P16" style:family="paragraph" style:parent-style-name="Standard_20__28_user_29_">
      <style:paragraph-properties fo:margin-left="0in" fo:margin-right="0in" fo:margin-top="0in" fo:margin-bottom="0in" loext:contextual-spacing="false" fo:line-height="100%" fo:text-align="center" style:justify-single-word="false" fo:text-indent="0in" style:auto-text-indent="false"/>
      <style:text-properties officeooo:paragraph-rsid="001065e7"/>
    </style:style>
    <style:style style:name="P17" style:family="paragraph" style:parent-style-name="Standard_20__28_user_29_">
      <style:paragraph-properties fo:margin-left="0in" fo:margin-right="0in" fo:margin-top="0in" fo:margin-bottom="0in" loext:contextual-spacing="false" fo:line-height="100%" fo:text-align="center" style:justify-single-word="false" fo:text-indent="0in" style:auto-text-indent="false"/>
      <style:text-properties officeooo:paragraph-rsid="001466cd"/>
    </style:style>
    <style:style style:name="P18" style:family="paragraph" style:parent-style-name="Heading_20_2">
      <style:paragraph-properties fo:margin-left="0in" fo:margin-right="0in" fo:text-indent="0in" style:auto-text-indent="false"/>
      <style:text-properties fo:color="#000000" style:font-name="Calibri1" fo:font-size="11pt" fo:language="en" fo:country="US" officeooo:rsid="000fb90e" officeooo:paragraph-rsid="000fb90e" style:font-size-asian="11pt" style:font-name-complex="Arial" style:font-size-complex="11pt"/>
    </style:style>
    <style:style style:name="P19" style:family="paragraph" style:parent-style-name="Standard">
      <style:paragraph-properties fo:margin-left="0.9835in" fo:margin-right="0in" fo:margin-top="0in" fo:margin-bottom="0in" loext:contextual-spacing="false" fo:line-height="100%" fo:text-align="justify" style:justify-single-word="false" fo:text-indent="0.4917in" style:auto-text-indent="false"/>
      <style:text-properties fo:font-size="10pt" style:font-size-asian="10pt" style:font-size-complex="10pt"/>
    </style:style>
    <style:style style:name="P20" style:family="paragraph" style:parent-style-name="Standard">
      <style:paragraph-properties fo:margin-left="1.4752in" fo:margin-right="0in" fo:margin-top="0in" fo:margin-bottom="0in" loext:contextual-spacing="false" fo:line-height="100%" fo:text-align="justify" style:justify-single-word="false" fo:text-indent="0in" style:auto-text-indent="false"/>
      <style:text-properties fo:font-size="10pt" style:font-size-asian="10pt" style:font-size-complex="10pt"/>
    </style:style>
    <style:style style:name="P21" style:family="paragraph" style:parent-style-name="Standard">
      <style:paragraph-properties fo:margin-left="1.4752in" fo:margin-right="0in" fo:margin-top="0in" fo:margin-bottom="0in" loext:contextual-spacing="false" fo:line-height="100%" fo:text-align="justify" style:justify-single-word="false" fo:text-indent="0.4917in" style:auto-text-indent="false"/>
    </style:style>
    <style:style style:name="P22" style:family="paragraph" style:parent-style-name="Standard">
      <style:paragraph-properties fo:margin-left="1.4791in" fo:margin-right="0in" fo:margin-top="0in" fo:margin-bottom="0in" loext:contextual-spacing="false" fo:line-height="100%" fo:text-indent="-1.4791in" style:auto-text-indent="false"/>
      <style:text-properties officeooo:paragraph-rsid="0012006c"/>
    </style:style>
    <style:style style:name="P23"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officeooo:paragraph-rsid="0012006c"/>
    </style:style>
    <style:style style:name="P24"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fo:font-size="10pt" officeooo:paragraph-rsid="0012006c" style:font-size-asian="10pt" style:font-size-complex="10pt"/>
    </style:style>
    <style:style style:name="P25"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fo:color="#000000" fo:font-size="11pt" officeooo:rsid="0018a114" officeooo:paragraph-rsid="0018a114" style:font-size-asian="11pt" style:font-size-complex="11pt"/>
    </style:style>
    <style:style style:name="P26"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officeooo:rsid="0018a114" officeooo:paragraph-rsid="0012006c"/>
    </style:style>
    <style:style style:name="P27" style:family="paragraph" style:parent-style-name="Heading_20_2">
      <style:paragraph-properties fo:margin-left="1.4791in" fo:margin-right="0in" fo:margin-top="0in" fo:margin-bottom="0.139in" loext:contextual-spacing="false" fo:line-height="100%" fo:text-align="justify" style:justify-single-word="false" fo:text-indent="-1.4791in" style:auto-text-indent="false"/>
      <style:text-properties fo:color="#000000" fo:font-size="11pt" officeooo:rsid="0018a114" officeooo:paragraph-rsid="0018a114" style:font-size-asian="11pt" style:font-size-complex="11pt"/>
    </style:style>
    <style:style style:name="P28" style:family="paragraph" style:parent-style-name="Heading_20_2">
      <style:paragraph-properties fo:margin-top="0in" fo:margin-bottom="0.139in" loext:contextual-spacing="false" fo:line-height="100%"/>
      <style:text-properties fo:color="#000000" fo:font-size="11pt" style:font-size-asian="11pt" style:font-size-complex="11pt"/>
    </style:style>
    <style:style style:name="P29" style:family="paragraph" style:parent-style-name="Heading_20_2">
      <style:text-properties fo:color="#000000" fo:font-size="11pt" officeooo:paragraph-rsid="000bf939" style:font-size-asian="11pt" style:font-size-complex="11pt"/>
    </style:style>
    <style:style style:name="P30" style:family="paragraph" style:parent-style-name="Standard">
      <style:paragraph-properties fo:margin-top="0in" fo:margin-bottom="0in" loext:contextual-spacing="false" fo:line-height="100%" fo:text-align="justify" style:justify-single-word="false"/>
      <style:text-properties fo:font-size="10pt" fo:font-weight="bold" officeooo:paragraph-rsid="0012006c" style:font-size-asian="10pt" style:font-weight-asian="bold" style:font-size-complex="10pt"/>
    </style:style>
    <style:style style:name="P31" style:family="paragraph" style:parent-style-name="Standard" style:list-style-name="L1">
      <style:paragraph-properties fo:margin-top="0in" fo:margin-bottom="0in" loext:contextual-spacing="false" fo:line-height="100%" fo:text-align="start" style:justify-single-word="false"/>
      <style:text-properties officeooo:paragraph-rsid="0029f191"/>
    </style:style>
    <style:style style:name="P32" style:family="paragraph" style:parent-style-name="Standard" style:list-style-name="L1">
      <style:paragraph-properties fo:margin-top="0in" fo:margin-bottom="0in" loext:contextual-spacing="false" fo:line-height="100%" fo:text-align="start" style:justify-single-word="false"/>
      <style:text-properties fo:color="#000000" fo:font-size="11pt" officeooo:paragraph-rsid="001a55dc" style:font-size-asian="11pt" style:font-size-complex="11pt"/>
    </style:style>
    <style:style style:name="P33"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fo:color="#000000" fo:font-size="10pt" fo:font-weight="normal" officeooo:rsid="0018a114" officeooo:paragraph-rsid="0018a114" style:font-size-asian="10pt" style:font-weight-asian="normal" style:font-size-complex="10pt" style:font-weight-complex="normal"/>
    </style:style>
    <style:style style:name="P34" style:family="paragraph" style:parent-style-name="Heading_20_4" style:master-page-name="Standard">
      <style:paragraph-properties fo:text-align="center" style:justify-single-word="false" style:page-number="auto"/>
      <style:text-properties fo:color="#000000" fo:language="es" fo:country="CO" fo:font-style="normal" fo:font-weight="bold" officeooo:rsid="001065e7" officeooo:paragraph-rsid="001065e7" style:language-asian="es" style:country-asian="CO" style:font-style-asian="normal" style:font-weight-asian="bold"/>
    </style:style>
    <style:style style:name="T1" style:family="text">
      <style:text-properties fo:font-weight="bold" style:font-weight-asian="bold"/>
    </style:style>
    <style:style style:name="T2" style:family="text">
      <style:text-properties fo:font-weight="bold" officeooo:rsid="0012006c" style:font-weight-asian="bold"/>
    </style:style>
    <style:style style:name="T3" style:family="text">
      <style:text-properties fo:font-weight="bold" style:font-weight-asian="bold" style:font-weight-complex="bold"/>
    </style:style>
    <style:style style:name="T4" style:family="text">
      <style:text-properties officeooo:rsid="000b9ac9"/>
    </style:style>
    <style:style style:name="T5" style:family="text">
      <style:text-properties style:font-name-complex="Arial"/>
    </style:style>
    <style:style style:name="T6" style:family="text">
      <style:text-properties officeooo:rsid="000bf939" style:font-name-complex="Arial"/>
    </style:style>
    <style:style style:name="T7" style:family="text">
      <style:text-properties officeooo:rsid="000d8c1d"/>
    </style:style>
    <style:style style:name="T8" style:family="text">
      <style:text-properties fo:font-size="11pt" style:font-size-asian="11pt" style:font-size-complex="11pt"/>
    </style:style>
    <style:style style:name="T9" style:family="text">
      <style:text-properties fo:font-size="11pt" fo:font-weight="bold" style:font-size-asian="11pt" style:font-weight-asian="bold" style:font-size-complex="11pt"/>
    </style:style>
    <style:style style:name="T10" style:family="text">
      <style:text-properties fo:font-size="10pt" style:font-size-asian="10pt" style:font-size-complex="10pt"/>
    </style:style>
    <style:style style:name="T11" style:family="text">
      <style:text-properties fo:font-size="10pt" officeooo:rsid="000a2db7" style:font-size-asian="10pt" style:font-size-complex="10pt"/>
    </style:style>
    <style:style style:name="T12" style:family="text">
      <style:text-properties fo:font-size="10pt" officeooo:rsid="001065e7" style:font-size-asian="10pt"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fo:font-weight="bold" style:font-size-asian="10pt" style:font-weight-asian="bold" style:font-size-complex="10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fo:language="en" fo:country="US" fo:font-weight="normal" officeooo:rsid="001a55dc" style:font-size-asian="10pt" style:font-weight-asian="normal" style:font-size-complex="10pt" style:font-weight-complex="normal"/>
    </style:style>
    <style:style style:name="T17" style:family="text">
      <style:text-properties fo:font-size="10pt" fo:language="en" fo:country="US" fo:font-weight="normal" officeooo:rsid="001dbb75" style:font-size-asian="10pt" style:font-weight-asian="normal" style:font-size-complex="10pt" style:font-weight-complex="normal"/>
    </style:style>
    <style:style style:name="T18" style:family="text">
      <style:text-properties fo:font-size="10pt" fo:language="en" fo:country="US" fo:font-weight="normal" officeooo:rsid="002b0fba" style:font-size-asian="10pt" style:font-weight-asian="normal" style:font-size-complex="10pt" style:font-weight-complex="normal"/>
    </style:style>
    <style:style style:name="T19" style:family="text">
      <style:text-properties officeooo:rsid="0012006c"/>
    </style:style>
    <style:style style:name="T20" style:family="text">
      <style:text-properties officeooo:rsid="00137a66"/>
    </style:style>
    <style:style style:name="T21" style:family="text">
      <style:text-properties officeooo:rsid="0018a114"/>
    </style:style>
    <style:style style:name="T22" style:family="text">
      <style:text-properties officeooo:rsid="001dbb75"/>
    </style:style>
    <style:style style:name="T23" style:family="text">
      <style:text-properties officeooo:rsid="001ffd1f"/>
    </style:style>
    <style:style style:name="T24" style:family="text">
      <style:text-properties fo:color="#000000" fo:font-size="10pt" fo:font-weight="normal" officeooo:rsid="0018a114" style:font-size-asian="10pt" style:font-weight-asian="normal" style:font-size-complex="10pt" style:font-weight-complex="normal"/>
    </style:style>
    <style:style style:name="T25" style:family="text">
      <style:text-properties fo:color="#000000" fo:font-size="10pt" fo:font-weight="normal" officeooo:rsid="001dbb75" style:font-size-asian="10pt" style:font-weight-asian="normal" style:font-size-complex="10pt" style:font-weight-complex="normal"/>
    </style:style>
    <style:style style:name="T26" style:family="text">
      <style:text-properties fo:color="#000000" fo:font-size="10pt" fo:font-weight="normal" officeooo:rsid="001a55dc" style:font-size-asian="10pt" style:font-weight-asian="normal" style:font-size-complex="10pt" style:font-weight-complex="normal"/>
    </style:style>
    <style:style style:name="T27" style:family="text">
      <style:text-properties fo:color="#000000" fo:font-size="10pt" fo:font-weight="normal" officeooo:rsid="00293907" style:font-size-asian="10pt" style:font-weight-asian="normal" style:font-size-complex="10pt" style:font-weight-complex="normal"/>
    </style:style>
    <style:style style:name="T28" style:family="text">
      <style:text-properties fo:color="#000000" fo:font-size="10pt" fo:font-weight="normal" officeooo:rsid="0029f191" style:font-size-asian="10pt" style:font-weight-asian="normal" style:font-size-complex="10pt" style:font-weight-complex="normal"/>
    </style:style>
    <style:style style:name="T29" style:family="text">
      <style:text-properties fo:color="#000000" fo:font-size="10pt" fo:font-weight="normal" officeooo:rsid="002b0fba" style:font-size-asian="10pt" style:font-weight-asian="normal" style:font-size-complex="10pt" style:font-weight-complex="normal"/>
    </style:style>
    <style:style style:name="T30" style:family="text">
      <style:text-properties fo:color="#000000" fo:font-size="10pt" fo:font-weight="normal" officeooo:rsid="002e687f" style:font-size-asian="10pt" style:font-weight-asian="normal" style:font-size-complex="10pt" style:font-weight-complex="normal"/>
    </style:style>
    <style:style style:name="T31" style:family="text">
      <style:text-properties fo:color="#000000" fo:font-size="10pt" fo:font-weight="normal" officeooo:rsid="0031beb6" style:font-size-asian="10pt" style:font-weight-asian="normal" style:font-size-complex="10pt" style:font-weight-complex="normal"/>
    </style:style>
    <style:style style:name="T32" style:family="text">
      <style:text-properties fo:color="#000000" fo:font-size="10pt" fo:font-weight="normal" officeooo:rsid="00321d14" style:font-size-asian="10pt" style:font-weight-asian="normal" style:font-size-complex="10pt" style:font-weight-complex="normal"/>
    </style:style>
    <style:style style:name="T33" style:family="text">
      <style:text-properties fo:color="#000000" fo:font-size="10pt" fo:language="en" fo:country="US" fo:font-weight="normal" officeooo:rsid="002b0fba" style:font-size-asian="10pt" style:font-weight-asian="normal" style:font-size-complex="10pt" style:font-weight-complex="normal"/>
    </style:style>
    <style:style style:name="T34" style:family="text">
      <style:text-properties officeooo:rsid="00139756"/>
    </style:style>
    <style:style style:name="T35" style:family="text">
      <style:text-properties officeooo:rsid="0026db01"/>
    </style:style>
    <style:style style:name="T36" style:family="text">
      <style:text-properties officeooo:rsid="00293907"/>
    </style:style>
    <style:style style:name="T37" style:family="text">
      <style:text-properties officeooo:rsid="00337a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4">Juan Camilo Calero Espinosa</text:h>
      <text:p text:style-name="P16"><text:span text:style-name="T10">Email: </text:span><text:a xlink:type="simple" xlink:href="mailto:jccaleroe@unal.edu.co" text:style-name="Internet_20_link" text:visited-style-name="Visited_20_Internet_20_Link"><text:span text:style-name="T11">jccaleroe</text:span></text:a><text:a xlink:type="simple" xlink:href="mailto:jccaleroe@unal.edu.co" text:style-name="Internet_20_link" text:visited-style-name="Visited_20_Internet_20_Link"><text:span text:style-name="T10">@</text:span></text:a><text:a xlink:type="simple" xlink:href="mailto:jccaleroe@unal.edu.co" text:style-name="Internet_20_link" text:visited-style-name="Visited_20_Internet_20_Link"><text:span text:style-name="T12">unal.edu.co</text:span></text:a></text:p>
      <text:p text:style-name="P17"><text:span text:style-name="T12">Mobile</text:span><text:span text:style-name="T10">: +57 312 450-0668</text:span></text:p>
      <text:p text:style-name="P17"><text:span text:style-name="T10">Git</text:span><text:span text:style-name="T12">h</text:span><text:span text:style-name="T10">ub: <text:s/></text:span><text:a xlink:type="simple" xlink:href="https://github.com/jccaleroe" text:style-name="Internet_20_link" text:visited-style-name="Visited_20_Internet_20_Link"><text:span text:style-name="T10">jccaleroe</text:span></text:a></text:p>
      <text:p text:style-name="P1"/>
      <text:p text:style-name="P9">EDUCATION</text:p>
      <text:p text:style-name="P4">[1/13 – Present]<text:tab/>Universidad Nacional de Colombia – Bogotá.</text:p>
      <text:p text:style-name="P19">Systems Engineering and Computing.</text:p>
      <text:p text:style-name="P20">Expected graduation: <text:span text:style-name="T37">September</text:span> 201<text:span text:style-name="T4">8</text:span>.</text:p>
      <text:p text:style-name="P19">Cumulative GPA 4.<text:span text:style-name="T21">4</text:span> / 5.0</text:p>
      <text:p text:style-name="P19"/>
      <text:p text:style-name="P10">TECHNICAL SKILLS</text:p>
      <text:p text:style-name="P14"><text:span text:style-name="T7"><text:tab/>Advanced <text:tab/><text:tab/></text:span>Java<text:tab/><text:tab/><text:tab/></text:p>
      <text:p text:style-name="P15"><text:span text:style-name="T21"><text:tab/>Intermediate <text:tab/><text:tab/>Spark, Kafka, Hbase, Tinkerpop, </text:span>C++, <text:span text:style-name="T35">C#, </text:span>Python, <text:span text:style-name="T36">Unity.</text:span></text:p>
      <text:p text:style-name="P21"/>
      <text:h text:style-name="P28" text:outline-level="2">MAJOR ACADEMIC PROJECTS</text:h>
      <text:p text:style-name="P8"><text:span text:style-name="T3">Artificial Life</text:span> [2/18 – present]</text:p>
      <text:p text:style-name="P8">Virtual environment made with Unity where some aspects of nature are simulated</text:p>
      <text:p text:style-name="P8">using approaches like Lindenmayer Systems, Turing Morphogenesis, linear and non-</text:p>
      <text:p text:style-name="P8">linear affine transformations, Cellular automaton, Boids, Evolutionary algorithms</text:p>
      <text:p text:style-name="P8">and Game theory.</text:p>
      <text:p text:style-name="P30"/>
      <text:p text:style-name="P2"><text:span text:style-name="T13">Space Phoenix</text:span><text:span text:style-name="T9"> </text:span><text:span text:style-name="T15">[2/15 – 7/16]</text:span></text:p>
      <text:p text:style-name="P3"><text:span text:style-name="T10">Survival shooter video game onboard of a spaceship, made with Unity 3D and C#, responsible for the design and development of the game.<text:line-break/>[Available on </text:span><text:a xlink:type="simple" xlink:href="https://bitbucket.org/spacephoenix/spacephoenix/" text:style-name="Internet_20_link" text:visited-style-name="Visited_20_Internet_20_Link"><text:span text:style-name="T10">bitbucket.org/spacephoenix/spacephoenix</text:span></text:a><text:span text:style-name="T10">].</text:span></text:p>
      <text:p text:style-name="P5"/>
      <text:p text:style-name="P6"><text:span text:style-name="T2">C</text:span><text:span text:style-name="T1">ulinaire</text:span><text:span text:style-name="T8"> </text:span><text:span text:style-name="T19">[8/15 – 12/15]</text:span></text:p>
      <text:p text:style-name="P13"><text:span text:style-name="T10">Web application made with Groovy/Grails to search recipes and restaurants under certain filters, in addition to a social network to publish recipes, follow, comment and rate other users and restaurants [Available on </text:span><text:a xlink:type="simple" xlink:href="https://github.com/Culinaire1/Culinaire" text:style-name="Internet_20_link" text:visited-style-name="Visited_20_Internet_20_Link"><text:span text:style-name="T10">github.com/Culinaire1/Culinaire</text:span></text:a><text:span text:style-name="T10">].</text:span></text:p>
      <text:p text:style-name="P7"/>
      <text:p text:style-name="P22"><text:span text:style-name="T13">Clotutor</text:span><text:span text:style-name="T9"> </text:span><text:span text:style-name="T15">[2/16 – 6/2016]</text:span></text:p>
      <text:p text:style-name="P24">Application made with ANTLR and Java for the analysis of Clojure source code, which </text:p>
      <text:p text:style-name="P24">shows step by step how the program runs, making easier to learn this functional </text:p>
      <text:p text:style-name="P23"><text:span text:style-name="T10">language. [</text:span><text:bookmark text:name="_GoBack"/><text:span text:style-name="T10">Available on </text:span><text:a xlink:type="simple" xlink:href="https://github.com/LenguajesRestrepoUN/Proyecto" text:style-name="Internet_20_link" text:visited-style-name="Visited_20_Internet_20_Link"><text:span text:style-name="T10">github.com/LenguajesRestrepoUN/Proyecto</text:span></text:a><text:span text:style-name="T10">].</text:span></text:p>
      <text:p text:style-name="P26"/>
      <text:h text:style-name="P27" text:outline-level="2">WORK EXPERIENCE</text:h>
      <text:p text:style-name="P25"><text:span text:style-name="T14">Woombat </text:span><text:span text:style-name="T15">[6/17 – present]</text:span></text:p>
      <text:p text:style-name="P33"/>
      <text:list xml:id="list2054670048" text:style-name="L1">
        <text:list-item>
          <text:p text:style-name="P31"><text:span text:style-name="T24">Natural language processing with Spacy </text:span><text:span text:style-name="T27">and</text:span><text:span text:style-name="T24"> Spark </text:span><text:span text:style-name="T27">streaming, where input text is sent to Kafka (</text:span><text:span text:style-name="T30">w</text:span><text:span text:style-name="T32">h</text:span><text:span text:style-name="T30">ich</text:span><text:span text:style-name="T27"> was configured to receive large amounts of data), </text:span><text:span text:style-name="T28">S</text:span><text:span text:style-name="T27">park </text:span><text:span text:style-name="T29">receives</text:span><text:span text:style-name="T28"> the text, and </text:span><text:span text:style-name="T27">runs Spacy </text:span><text:span text:style-name="T33">distributively</text:span><text:span text:style-name="T27"> using configurable number of RDD partitions. Then the output (a conll file) is sent back to Kafka, </text:span><text:span text:style-name="T24">where </text:span><text:span text:style-name="T28">another Spark streaming</text:span><text:span text:style-name="T24"> </text:span><text:span text:style-name="T26">extract</text:span><text:span text:style-name="T28">s</text:span><text:span text:style-name="T24"> important POS tags and dependencies using </text:span><text:span text:style-name="T25">algorithms like </text:span><text:span text:style-name="T24">stemming, </text:span><text:span text:style-name="T26">string matching and a </text:span><text:span text:style-name="T24">Word2vec</text:span><text:span text:style-name="T26"> </text:span><text:span text:style-name="T31">model </text:span><text:span text:style-name="T28">to </text:span><text:span text:style-name="T27">convert</text:span><text:span text:style-name="T26"> it </text:span><text:span text:style-name="T27">into</text:span><text:span text:style-name="T26"> a </text:span><text:span text:style-name="T24">Tinker</text:span><text:span text:style-name="T26">P</text:span><text:span text:style-name="T24">op graph </text:span><text:span text:style-name="T26">and </text:span><text:span text:style-name="T28">be</text:span><text:span text:style-name="T26"> saved in </text:span><text:span text:style-name="T29">H</text:span><text:span text:style-name="T26">base for later queries </text:span><text:span text:style-name="T28">and information extraction</text:span><text:span text:style-name="T26">.<text:line-break/></text:span></text:p>
        </text:list-item>
        <text:list-item>
          <text:p text:style-name="P31"><text:span text:style-name="T28">Web service using Material Design for </text:span><text:span text:style-name="T31">C</text:span><text:span text:style-name="T28">omponents and Dropwizard, where users can submit text to Spark for Natural Language Processing, or load preprocessed information </text:span><text:span text:style-name="T29">on Hbase, </text:span><text:span text:style-name="T28">and make queries about the </text:span><text:span text:style-name="T29">Syntax of the text. These queries are shown as Graphs or Bar Charts using Zoomcharts.</text:span><text:span text:style-name="T26"><text:line-break/></text:span></text:p>
        </text:list-item>
        <text:list-item>
          <text:p text:style-name="P32"><text:bookmark text:name="result_box"/><text:soft-page-break/><text:span text:style-name="T16">Concurrent generator of synthetic images </text:span><text:span text:style-name="T17">for a neural network </text:span><text:span text:style-name="T16">which may have a word, number or symbol in it with a certain probability of 17 different fonts, size, noise, rotations in three dimensions, and options such as Italic, Bold, Striketrough and Underline. The program can generate 10 million images in about 15 minutes using 32 threads </text:span><text:span text:style-name="T18">on 7 computers</text:span><text:span text:style-name="T16">.<text:line-break/></text:span></text:p>
        </text:list-item>
      </text:list>
      <text:h text:style-name="P29" text:outline-level="2">AWARDS AND LEADERSHIP</text:h>
      <text:p text:style-name="P11"><text:span text:style-name="T5">Recipient of Excellence Scholarship for academic merit, </text:span><text:span text:style-name="T6">2014<text:line-break/></text:span></text:p>
      <text:h text:style-name="P18" text:outline-level="2">ADDITIONAL ACTIVITIE<text:span text:style-name="T34">S</text:span></text:h>
      <text:p text:style-name="P12"><text:span text:style-name="T20">[2/16 </text:span>– <text:span text:style-name="T22">12/2017]</text:span> <text:s/>Contestant in CCPL (Colombian College Programming Lea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O"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CO"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5b9bd5" style:font-name="Calibri Light" fo:font-family="'Calibri Light'"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Standard_20__28_user_29_" style:display-name="Standard (user)" style:family="paragraph" style:default-outline-level="">
      <style:paragraph-properties fo:margin-top="0in" fo:margin-bottom="0.139in" loext:contextual-spacing="false" fo:line-height="115%" fo:text-align="start" style:justify-single-word="false" fo:orphans="2" fo:widows="2" style:writing-mode="lr-tb"/>
      <style:text-properties fo:language="en" fo:country="U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5b9bd5" style:font-name="Calibri Light" fo:font-family="'Calibri Light'" style:font-family-generic="roman" style:font-pitch="variable" fo:font-size="13pt" fo:language="en" fo:country="US"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US"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FollowedHyperlink" style:family="text" style:parent-style-name="Default_20_Paragraph_20_Font">
      <style:text-properties fo:color="#954f72"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amilo Calero Espinosa</meta:initial-creator>
    <meta:editing-cycles>40</meta:editing-cycles>
    <meta:print-date>2016-11-15T22:03:00</meta:print-date>
    <meta:creation-date>2016-09-29T16:02:00</meta:creation-date>
    <dc:date>2018-04-24T09:07:06.279843358</dc:date>
    <meta:editing-duration>PT3H18M18S</meta:editing-duration>
    <meta:generator>LibreOffice/6.0.3.2$Linux_X86_64 LibreOffice_project/00m0$Build-2</meta:generator>
    <meta:document-statistic meta:table-count="0" meta:image-count="0" meta:object-count="0" meta:page-count="2" meta:paragraph-count="35" meta:word-count="409" meta:character-count="2843" meta:non-whitespace-character-count="24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